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0BF042D3708E5A2BF3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7083in" svg:height="1.9898in" draw:z-index="0"><draw:image xlink:href="Pictures/1000000100000284000000BF042D3708E5A2BF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5:43:53.401036010</meta:creation-date>
    <dc:date>2022-11-03T15:44:23.553080368</dc:date>
    <meta:editing-duration>PT31S</meta:editing-duration>
    <meta:editing-cycles>1</meta:editing-cycles>
    <meta:generator>LibreOffice/7.4.2.3$Linux_X86_64 LibreOffice_project/4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